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11c0ae" officeooo:paragraph-rsid="0011c0ae" style:font-size-asian="10pt" style:font-size-complex="10pt"/>
    </style:style>
    <style:style style:name="P2" style:family="paragraph" style:parent-style-name="Preformatted_20_Text">
      <style:text-properties style:font-name="Courier 10 Pitch" officeooo:rsid="0011c0ae" officeooo:paragraph-rsid="0011c0ae"/>
    </style:style>
    <style:style style:name="P3" style:family="paragraph" style:parent-style-name="Preformatted_20_Text">
      <style:text-properties style:font-name="Courier 10 Pitch" fo:font-size="10pt" officeooo:rsid="0011c0ae" officeooo:paragraph-rsid="0011c0a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.data:00000000 80 02 00 44 lb<text:tab/>v0,68(zero)</text:p>
      <text:p text:style-name="P2">.data:00000004 80 07 00 40 lb<text:tab/>a3,64(zero)</text:p>
      <text:p text:style-name="P2">.data:00000008 80 e3 00 45 lb<text:tab/>v1,69(a3)</text:p>
      <text:p text:style-name="P2">.data:0000000c 00 e2 20 25 or<text:tab/>a0,a3,v0</text:p>
      <text:p text:style-name="P2">.data:00000010 00 64 28 24 and<text:tab/>a1,v1,a0</text:p>
      <text:p text:style-name="P2">.data:00000014 00 a4 28 20 add<text:tab/>a1,a1,a0</text:p>
      <text:p text:style-name="P2">.data:00000018 10 a7 00 08 beq<text:tab/>a1,a3,0x0000003c</text:p>
      <text:p text:style-name="P2">.data:0000001c 00 64 30 2a slt<text:tab/>a2,v1,a0</text:p>
      <text:p text:style-name="P2">.data:00000020 10 c0 00 01 beqz<text:tab/>a2,0x00000028</text:p>
      <text:p text:style-name="P2">.data:00000024 80 05 00 00 lb<text:tab/>a1,0(zero)</text:p>
      <text:p text:style-name="P2">.data:00000028 00 e2 30 2a slt<text:tab/>a2,a3,v0</text:p>
      <text:p text:style-name="P2">.data:0000002c 00 c5 38 20 add<text:tab/>a3,a2,a1</text:p>
      <text:p text:style-name="P3">.data:00000030 00 e2 38 22 sub<text:tab/>a3,a3,v0</text:p>
      <text:p text:style-name="P3">.data:00000034 08 00 00 0f j<text:tab/>0x0000003c</text:p>
      <text:p text:style-name="P3">.data:00000038 80 07 00 00 lb<text:tab/>a3,0(zero)</text:p>
      <text:p text:style-name="P3">.data:0000003c a0 47 00 47 sb<text:tab/>a3,71(v0)</text:p>
      <text:p text:style-name="P3">.data:00000040 00 00 00 03 sra<text:tab/>zero,zero,0x0</text:p>
      <text:p text:style-name="P3">.data:00000044 00 00 00 05 0x5</text:p>
      <text:p text:style-name="P1">.data:00000048 00 00 00 0c sysc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3:27:01.440464337</meta:creation-date>
    <dc:date>2017-04-04T13:30:46.760408272</dc:date>
    <meta:editing-duration>PT3M45S</meta:editing-duration>
    <meta:editing-cycles>1</meta:editing-cycles>
    <meta:document-statistic meta:table-count="0" meta:image-count="0" meta:object-count="0" meta:page-count="1" meta:paragraph-count="19" meta:word-count="131" meta:character-count="751" meta:non-whitespace-character-count="639"/>
    <meta:generator>LibreOffice/5.1.6.2.0$Linux_X86_64 LibreOffice_project/10$Build-2</meta:generator>
  </office:meta>
</office:document-meta>
</file>